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bold" officeooo:rsid="001389a3" officeooo:paragraph-rsid="001389a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weight="bold" officeooo:rsid="0015adb8" officeooo:paragraph-rsid="0015adb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weight="bold" officeooo:rsid="0017213f" officeooo:paragraph-rsid="0017213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weight="bold" officeooo:rsid="001865b2" officeooo:paragraph-rsid="001865b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weight="bold" officeooo:rsid="001a1d05" officeooo:paragraph-rsid="001a1d0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weight="bold" officeooo:rsid="001a1d05" officeooo:paragraph-rsid="001bb62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weight="bold" officeooo:rsid="001c8d0e" officeooo:paragraph-rsid="001c8d0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20pt" fo:font-weight="bold" officeooo:rsid="001389a3" officeooo:paragraph-rsid="001389a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fo:font-weight="normal" officeooo:rsid="0013f781" officeooo:paragraph-rsid="0013f78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2pt" fo:font-weight="normal" officeooo:rsid="0015adb8" officeooo:paragraph-rsid="0015ad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weight="normal" officeooo:rsid="0015adb8" officeooo:paragraph-rsid="0015adb8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 New" officeooo:rsid="0015adb8" officeooo:paragraph-rsid="0015adb8"/>
    </style:style>
    <style:style style:name="P13" style:family="paragraph" style:parent-style-name="Standard">
      <style:text-properties style:font-name="Courier New" officeooo:rsid="0015adb8" officeooo:paragraph-rsid="001865b2"/>
    </style:style>
    <style:style style:name="P14" style:family="paragraph" style:parent-style-name="Standard">
      <style:paragraph-properties fo:text-align="center" style:justify-single-word="false"/>
      <style:text-properties style:font-name="Courier New" fo:font-weight="normal" officeooo:rsid="0017213f" officeooo:paragraph-rsid="0017213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ourier New" fo:font-weight="normal" officeooo:rsid="001865b2" officeooo:paragraph-rsid="001865b2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normal" officeooo:rsid="0019df66" officeooo:paragraph-rsid="001a1d0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normal" officeooo:rsid="001a1d05" officeooo:paragraph-rsid="001a1d0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ourier New" fo:font-weight="normal" officeooo:rsid="001bb62d" officeooo:paragraph-rsid="001bb62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weight="normal" officeooo:rsid="001c8d0e" officeooo:paragraph-rsid="001c8d0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1d1aa1" officeooo:paragraph-rsid="001d1aa1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1ed61e" officeooo:paragraph-rsid="001ed61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1ed61e" officeooo:paragraph-rsid="001ed61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20c1f4" officeooo:paragraph-rsid="0020c1f4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0c1f4" officeooo:paragraph-rsid="0020c1f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213130" officeooo:paragraph-rsid="00213130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1e0c2" officeooo:paragraph-rsid="0021e0c2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9df66" officeooo:paragraph-rsid="0019df66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d1aa1" officeooo:paragraph-rsid="001d1aa1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ed61e" officeooo:paragraph-rsid="001ed61e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20c1f4" officeooo:paragraph-rsid="0020c1f4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solid" style:text-underline-width="auto" style:text-underline-color="font-color" fo:font-weight="bold" officeooo:rsid="001389a3" officeooo:paragraph-rsid="001389a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1865b2" officeooo:paragraph-rsid="001865b2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1d1aa1" officeooo:paragraph-rsid="001d1aa1" style:font-weight-asian="bold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20c1f4" officeooo:paragraph-rsid="0020c1f4" style:font-weight-asian="bold" style:font-weight-complex="bold"/>
    </style:style>
    <style:style style:name="P35" style:family="paragraph" style:parent-style-name="Standard">
      <style:text-properties style:font-name="Courier New" officeooo:rsid="0018a0b5" officeooo:paragraph-rsid="001865b2"/>
    </style:style>
    <style:style style:name="P36" style:family="paragraph" style:parent-style-name="Standard">
      <style:paragraph-properties fo:text-align="center" style:justify-single-word="false"/>
      <style:text-properties style:font-name="Courier New" fo:font-weight="normal" officeooo:rsid="001a1d05" officeooo:paragraph-rsid="00235ea1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Courier New" fo:font-weight="normal" officeooo:rsid="0019df66" officeooo:paragraph-rsid="00235ea1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Courier New" fo:font-weight="normal" officeooo:rsid="001bb62d" officeooo:paragraph-rsid="00235ea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New" fo:font-weight="normal" officeooo:rsid="001c8d0e" officeooo:paragraph-rsid="00235ea1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Courier New" fo:font-weight="normal" officeooo:rsid="00235ea1" officeooo:paragraph-rsid="00235ea1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Courier New" fo:font-weight="normal" officeooo:rsid="0024a892" officeooo:paragraph-rsid="0024a892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Courier New" style:text-underline-style="solid" style:text-underline-width="auto" style:text-underline-color="font-color" fo:font-weight="normal" officeooo:rsid="0019df66" officeooo:paragraph-rsid="00235ea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18a0b5" officeooo:paragraph-rsid="00235ea1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19df66" officeooo:paragraph-rsid="00235ea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235ea1" officeooo:paragraph-rsid="00235ea1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1ed61e" officeooo:paragraph-rsid="001ed61e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4fcf6" officeooo:paragraph-rsid="0024fcf6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9df66" officeooo:paragraph-rsid="00235ea1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Courier New" fo:font-weight="bold" officeooo:rsid="001a1d05" officeooo:paragraph-rsid="00235ea1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Courier New" fo:font-weight="bold" officeooo:rsid="001c8d0e" officeooo:paragraph-rsid="00235ea1" style:font-weight-asian="bold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1865b2" officeooo:paragraph-rsid="00235ea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5b2" style:font-weight-asian="bold" style:font-weight-complex="bold"/>
    </style:style>
    <style:style style:name="T3" style:family="text">
      <style:text-properties officeooo:rsid="001865b2"/>
    </style:style>
    <style:style style:name="T4" style:family="text">
      <style:text-properties officeooo:rsid="0018a0b5"/>
    </style:style>
    <style:style style:name="T5" style:family="text">
      <style:text-properties officeooo:rsid="0019df66"/>
    </style:style>
    <style:style style:name="T6" style:family="text">
      <style:text-properties officeooo:rsid="001bb62d"/>
    </style:style>
    <style:style style:name="T7" style:family="text">
      <style:text-properties officeooo:rsid="0020c1f4"/>
    </style:style>
    <style:style style:name="T8" style:family="text">
      <style:text-properties officeooo:rsid="00235ea1"/>
    </style:style>
    <style:style style:name="T9" style:family="text">
      <style:text-properties officeooo:rsid="0024a892"/>
    </style:style>
    <style:style style:name="T10" style:family="text">
      <style:text-properties officeooo:rsid="0024f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5">G</text:span>üat Jom Mins Tu Mi</text:p>
      <text:p text:style-name="P31">Escenario 1. <text:span text:style-name="T3">Llegada al mercado</text:span></text:p>
      <text:p text:style-name="P9">El jugador llega al mercado del pueblo en autocar. Se baja del vehículo y, mientras contempla el lugar, el sonido del motor se va perdiendo en la lejanía.</text:p>
      <text:p text:style-name="P9"/>
      <text:p text:style-name="P10"><text:span text:style-name="T1">Jugador</text:span>:</text:p>
      <text:p text:style-name="P10">Apenas recuerdo la última vez que pisé estas baldosas…</text:p>
      <text:p text:style-name="P10"/>
      <text:p text:style-name="P10"/>
      <text:p text:style-name="P11">Se muestra la pista de la foto de la tienda familiar</text:p>
      <text:p text:style-name="P11"/>
      <text:p text:style-name="P10"><text:span text:style-name="T1">Jugador</text:span>:</text:p>
      <text:p text:style-name="P10">La muerte de papá aún me atormenta en sueños. No sé si hice lo correcto marchándome, pero nunca se me dio tan bien como a él hacer pan. El negocio no hubiera funcionado.</text:p>
      <text:p text:style-name="P10"/>
      <text:p text:style-name="P11"/>
      <text:p text:style-name="P13">El jugador toma el control. </text:p>
      <text:p text:style-name="P13"/>
      <text:p text:style-name="P4">Jugador: Pista 1</text:p>
      <text:p text:style-name="P15">No recuerdo ninguna de estas tiendas, deben ser nuevas. La panadería de Papá debería estar cerca.</text:p>
      <text:p text:style-name="P15"/>
      <text:p text:style-name="P4">Jugador: Pista 2</text:p>
      <text:p text:style-name="P15">¿Qué es lo que no habrá cambiado desde que la panadería cerró?</text:p>
      <text:p text:style-name="P15"/>
      <text:p text:style-name="P4">Jugador: Pista 3</text:p>
      <text:p text:style-name="P15">La sombra a esta hora de la tarde era muy característica en la fachada de la tienda.</text:p>
      <text:p text:style-name="P15"><text:s/></text:p>
      <text:p text:style-name="P15"/>
      <text:p text:style-name="P35">Descubre la panadería familiar con la pista de la sombra/alcantarilla. Comienza el flashback.</text:p>
      <text:p text:style-name="P12"/>
      <text:p text:style-name="P3">Jugador:</text:p>
      <text:p text:style-name="P14">La panadería de papá siempre tuvo mucho éxito en el pueblo. Todas las mañanas el olor a pan recién hecho inundaba la calle. Papá nunca puso mucho interés en enseñarme la profesión. Quizás esperaba que encontrara un trabajo mejor.</text:p>
      <text:p text:style-name="P14"/>
      <text:p text:style-name="P32">Escenario 2: <text:span text:style-name="T8">Escuela</text:span></text:p>
      <text:p text:style-name="P45">La escuela tiene un banco en frente de la puerta principal donde suelen pasar el rato los alumnos al salir de clase.</text:p>
      <text:p text:style-name="P45"/>
      <text:p text:style-name="P27">Jugador:</text:p>
      <text:p text:style-name="P40">Estábamos deseando salir del colegio para hablar de nuestr<text:span text:style-name="T9">os inocentes sueños infantiles.</text:span></text:p>
      <text:p text:style-name="P16"/>
      <text:p text:style-name="P16"><text:s/><text:span text:style-name="T2">Jugador: Pista 1</text:span></text:p>
      <text:p text:style-name="P41">Salíamos siempre los primeros y veíamos a los demás salir del colegio.</text:p>
      <text:p text:style-name="P17"/>
      <text:p text:style-name="P5">Jugador: Pista 2</text:p>
      <text:p text:style-name="P41">Siempre nos gustaba sentarnos porque las conversaciones normalmente se alargaban.</text:p>
      <text:p text:style-name="P18"/>
      <text:p text:style-name="P6">Jugador: Pista <text:span text:style-name="T6">3</text:span></text:p>
      <text:p text:style-name="P41">Más de una vez se me cortaron los labios de comer tantas pipas en el banco frente a la puerta del colegio.</text:p>
      <text:p text:style-name="P18"/>
      <text:p text:style-name="P19">El jugador encuentra <text:span text:style-name="T9">las pipas debajo del banco. Aparece el flashback donde se despide de sus amigos.</text:span></text:p>
      <text:p text:style-name="P6"/>
      <text:p text:style-name="P7">Jugador:</text:p>
      <text:p text:style-name="P41">Aunque fue triste saber que no volvería a ver a mis amigos, no me resultó muy duro despedirme de ellos.</text:p>
      <text:p text:style-name="P16"/>
      <text:p text:style-name="P51">Escenario <text:span text:style-name="T8">3</text:span>: <text:span text:style-name="T4">Ayuntamiento</text:span></text:p>
      <text:p text:style-name="P43">La plaza del ayuntamiento está llena de gente. Los vecinos hablan y generan un bullicio que resuena en cada rincón. <text:span text:style-name="T5">Se muestra la pista del dibujo del padre, el jugador y el gato.</text:span></text:p>
      <text:p text:style-name="P43"/>
      <text:p text:style-name="P48">Jugador:</text:p>
      <text:p text:style-name="P44"/>
      <text:p text:style-name="P37">Cuando rescatamos a Chelsea de la calle estaba tiritando. Estuvo dos días sin comer.</text:p>
      <text:p text:style-name="P37"/>
      <text:p text:style-name="P37"><text:s/><text:span text:style-name="T2">Jugador: Pista 1</text:span></text:p>
      <text:p text:style-name="P36">Creo que podría encontrar el sitio donde encontramos a Chelsea.</text:p>
      <text:p text:style-name="P36"/>
      <text:p text:style-name="P49">Jugador: Pista 2</text:p>
      <text:p text:style-name="P38">Tal vez en algún rincón de por aquí…</text:p>
      <text:p text:style-name="P38"/>
      <text:p text:style-name="P49">Jugador: Pista <text:span text:style-name="T6">3</text:span></text:p>
      <text:p text:style-name="P38">Si cierro los ojos creo que hasta podría escuchar el maullido de Chelsea.</text:p>
      <text:p text:style-name="P38"/>
      <text:p text:style-name="P39">El jugador encuentra el lugar donde encontraron a Chelsea porque puede recordar el maullido del gato al acercarse.</text:p>
      <text:p text:style-name="P49"/>
      <text:p text:style-name="P50">Jugador:</text:p>
      <text:p text:style-name="P36">No pude despedirme de él cuando me marché. <text:span text:style-name="T10">Lo busqué por todo el pueblo pero no apareció. F</text:span>ue como si supiera que lo iba a abandonar y me castigara con su ausencia.</text:p>
      <text:p text:style-name="P42"/>
      <text:p text:style-name="P26"/>
      <text:p text:style-name="P33">Escenario 4: Parque</text:p>
      <text:p text:style-name="P20">El parque del pueblo es pequeño pero agradable. Aparece la pista en forma de fragmento de una antigua carta de amor con unas iniciales.</text:p>
      <text:p text:style-name="P20"/>
      <text:p text:style-name="P28">Jugador:</text:p>
      <text:p text:style-name="P21"/>
      <text:p text:style-name="P21"/>
      <text:p text:style-name="P29">Jugador: Pista 1</text:p>
      <text:p text:style-name="P21">Aquí es donde nos dimos el primer beso</text:p>
      <text:p text:style-name="P21"/>
      <text:p text:style-name="P29">Jugador: Pista 2</text:p>
      <text:p text:style-name="P21">En algún lugar dejamos una prueba de nuestro amor.</text:p>
      <text:p text:style-name="P21"/>
      <text:p text:style-name="P29">Jugador: Pista 3</text:p>
      <text:p text:style-name="P21">Creo que en uno de estos árboles hicimos una marca.</text:p>
      <text:p text:style-name="P21"/>
      <text:p text:style-name="P22">El jugador encuentra la marca en el árbol de un corazón con las iniciales G y V. Salta el flashback</text:p>
      <text:p text:style-name="P22"/>
      <text:p text:style-name="P29">Jugador:</text:p>
      <text:p text:style-name="P47">Aunque los dos sabíamos que era el fin, nos hicimos promesas que íbamos a poder cumplir.</text:p>
      <text:p text:style-name="P21"/>
      <text:p text:style-name="P34">Escenario 5: Hogar</text:p>
      <text:p text:style-name="P23">El jugador se encuentra en la parte más residencial del pueblo donde hay varias casas, incluida la suya.</text:p>
      <text:p text:style-name="P23"/>
      <text:p text:style-name="P30">Jugador:</text:p>
      <text:p text:style-name="P24">Ha pasado más de media vida y, después de todo, nunca olvidaré mi hogar.</text:p>
      <text:p text:style-name="P23"/>
      <text:p text:style-name="P23"/>
      <text:p text:style-name="P25">El jugador se acerca a su casa que está al fondo de la calle y encuentra a Chelsea que aún sigue esperando en la puerta.</text:p>
      <text:p text:style-name="P20"/>
      <text:p text:style-name="P12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2:08:57.165000000</meta:creation-date>
    <dc:date>2019-01-26T03:26:44.710000000</dc:date>
    <meta:editing-duration>PT33M55S</meta:editing-duration>
    <meta:editing-cycles>3</meta:editing-cycles>
    <meta:generator>LibreOffice/5.2.5.1$Windows_x86 LibreOffice_project/0312e1a284a7d50ca85a365c316c7abbf20a4d22</meta:generator>
    <meta:document-statistic meta:table-count="0" meta:image-count="0" meta:object-count="0" meta:page-count="6" meta:paragraph-count="62" meta:word-count="638" meta:character-count="3565" meta:non-whitespace-character-count="2984"/>
  </office:meta>
</office:document-meta>
</file>